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fo:keep-with-next="always"/>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8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4"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cccccc" loext:opacity="100%" style:font-name="Google Sans" fo:font-size="16.5pt" fo:letter-spacing="normal" fo:font-style="normal" fo:font-weight="normal" officeooo:rsid="004f4a78" officeooo:paragraph-rsid="004f4a78" fo:background-color="#1f1f1f"/>
    </style:style>
    <style:style style:name="P185" style:family="paragraph" style:parent-style-name="Standard">
      <style:paragraph-properties fo:margin-left="0cm" fo:margin-right="0cm" style:line-height-at-least="0.503cm" fo:text-indent="0cm" style:auto-text-indent="false"/>
      <style:text-properties fo:color="#cccccc" loext:opacity="100%" officeooo:paragraph-rsid="004f4a78" fo:background-color="#1f1f1f"/>
    </style:style>
    <style:style style:name="P186"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color="#e2e2e5" loext:opacity="100%" style:font-name="Google Sans" fo:font-size="16.5pt" officeooo:rsid="004f4a78" officeooo:paragraph-rsid="004f4a78"/>
    </style:style>
    <style:style style:name="P18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4a78"/>
    </style:style>
    <style:style style:name="P18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4a78"/>
    </style:style>
    <style:style style:name="P190"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4a78"/>
    </style:style>
    <style:style style:name="P19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4a78"/>
    </style:style>
    <style:style style:name="P19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4a78"/>
    </style:style>
    <style:style style:name="P19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4f4a78" loext:padding="0cm" loext:border="none"/>
    </style:style>
    <style:style style:name="P194"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5"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officeooo:paragraph-rsid="004f70b6"/>
    </style:style>
    <style:style style:name="P19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70b6"/>
    </style:style>
    <style:style style:name="P19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8"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70b6"/>
    </style:style>
    <style:style style:name="P19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70b6"/>
    </style:style>
    <style:style style:name="P200"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70b6"/>
    </style:style>
    <style:style style:name="P20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style:style>
    <style:style style:name="P202"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fo:background-color="#1f1f1f"/>
    </style:style>
    <style:style style:name="P20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cccccc" loext:opacity="100%" style:font-name="Consolas" fo:font-size="10.5pt" fo:background-color="#1f1f1f"/>
    </style:style>
    <style:style style:name="P20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cccccc" loext:opacity="100%" style:font-name="Consolas" fo:font-size="10.5pt" fo:background-color="#1f1f1f"/>
    </style:style>
    <style:style style:name="P207" style:family="paragraph" style:parent-style-name="Preformatted_20_Text">
      <style:paragraph-properties fo:margin-left="0cm" fo:margin-right="0cm" fo:margin-top="0cm" fo:margin-bottom="0cm" style:contextual-spacing="false" style:line-height-at-least="0.582cm" fo:padding="0cm" fo:border="none"/>
      <style:text-properties fo:color="#cccccc" loext:opacity="100%" style:font-name="Consolas" fo:font-size="10.5pt" fo:background-color="#1f1f1f"/>
    </style:style>
    <style:style style:name="P208"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color="#cccccc" loext:opacity="100%" style:font-name="Consolas" fo:font-size="10.5pt" fo:font-weight="normal" officeooo:paragraph-rsid="004f70b6" fo:background-color="#1f1f1f"/>
    </style:style>
    <style:style style:name="P209" style:family="paragraph" style:parent-style-name="Text_20_body">
      <style:paragraph-properties fo:margin-left="0cm" fo:margin-right="0cm" fo:margin-top="0cm" fo:margin-bottom="0cm" style:contextual-spacing="false" style:line-height-at-least="0.741cm" fo:text-indent="0cm" style:auto-text-indent="false"/>
      <style:text-properties fo:color="#cccccc" loext:opacity="100%" style:font-name="Consolas" fo:font-size="10.5pt" fo:background-color="#1f1f1f"/>
    </style:style>
    <style:style style:name="P210"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501267"/>
    </style:style>
    <style:style style:name="P211" style:family="paragraph" style:parent-style-name="Text_20_body" style:list-style-name="L22">
      <style:paragraph-properties fo:margin-left="0cm" fo:margin-right="0cm" fo:margin-top="0cm" fo:margin-bottom="0.079cm" style:contextual-spacing="false" style:line-height-at-least="0.529cm" fo:orphans="2" fo:widows="2" fo:text-indent="0cm" style:auto-text-indent="false" fo:padding="0cm" fo:border="none"/>
    </style:style>
    <style:style style:name="P212"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style>
    <style:style style:name="P213"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4"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style>
    <style:style style:name="P215"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6" style:family="paragraph" style:parent-style-name="Text_20_body" style:list-style-name="L25">
      <style:paragraph-properties fo:margin-left="0cm" fo:margin-right="0cm" fo:margin-top="0cm" fo:margin-bottom="0.079cm" style:contextual-spacing="false" style:line-height-at-least="0.529cm" fo:orphans="2" fo:widows="2" fo:text-indent="0cm" style:auto-text-indent="false" fo:padding="0cm" fo:border="none"/>
    </style:style>
    <style:style style:name="P217" style:family="paragraph" style:parent-style-name="Horizontal_20_Line">
      <style:paragraph-properties fo:margin-top="0cm" fo:margin-bottom="0.247cm" style:contextual-spacing="false" fo:line-height="115%"/>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style:font-name="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color="#e2e2e5" loext:opacity="100%" style:font-name="Google Sans Text" fo:font-size="10.5pt" fo:letter-spacing="normal" fo:font-weight="normal" loext:padding="0cm" loext:border="none"/>
    </style:style>
    <style:style style:name="T113"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4" style:family="text">
      <style:text-properties fo:font-variant="normal" fo:text-transform="none" fo:color="#e2e2e5" loext:opacity="100%" style:font-name="Google Sans Text" fo:font-size="10.5pt" fo:letter-spacing="normal" fo:font-style="normal" fo:font-weight="normal" loext:padding="0cm" loext:border="none"/>
    </style:style>
    <style:style style:name="T115"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6" style:family="text">
      <style:text-properties fo:color="#f69d50" loext:opacity="100%" style:font-name="Google Sans Text" fo:letter-spacing="normal" fo:font-weight="normal" loext:padding="0cm" loext:border="none"/>
    </style:style>
    <style:style style:name="T117" style:family="text">
      <style:text-properties fo:color="#f47067" loext:opacity="100%" style:font-name="Google Sans Text" fo:letter-spacing="normal" fo:font-weight="normal" loext:padding="0cm" loext:border="none"/>
    </style:style>
    <style:style style:name="T118" style:family="text">
      <style:text-properties fo:color="#dcbdfb" loext:opacity="100%" style:font-name="Google Sans Text" fo:letter-spacing="normal" fo:font-weight="normal" loext:padding="0cm" loext:border="none"/>
    </style:style>
    <style:style style:name="T119" style:family="text">
      <style:text-properties fo:color="#adbac7" loext:opacity="100%" style:font-name="Google Sans Text" fo:letter-spacing="normal" fo:font-weight="normal" loext:padding="0cm" loext:border="none"/>
    </style:style>
    <style:style style:name="T120" style:family="text">
      <style:text-properties fo:color="#6cb6ff" loext:opacity="100%" style:font-name="Google Sans Text" fo:letter-spacing="normal" fo:font-weight="normal" loext:padding="0cm" loext:border="none"/>
    </style:style>
    <style:style style:name="T121" style:family="text">
      <style:text-properties style:font-name="Google Sans Text" fo:font-size="10.5pt" fo:font-weight="normal"/>
    </style:style>
    <style:style style:name="T122" style:family="text">
      <style:text-properties fo:color="#569cd6" loext:opacity="100%" style:font-name="Consolas" fo:font-size="10.5pt"/>
    </style:style>
    <style:style style:name="T123" style:family="text">
      <style:text-properties style:font-name="Consolas" fo:font-size="10.5pt"/>
    </style:style>
    <style:style style:name="T124" style:family="text">
      <style:text-properties fo:color="#4fc1ff" loext:opacity="100%" style:font-name="Consolas" fo:font-size="10.5pt"/>
    </style:style>
    <style:style style:name="T125" style:family="text">
      <style:text-properties fo:color="#d4d4d4" loext:opacity="100%" style:font-name="Consolas" fo:font-size="10.5pt"/>
    </style:style>
    <style:style style:name="T126" style:family="text">
      <style:text-properties fo:color="#ce9178" loext:opacity="100%" style:font-name="Consolas" fo:font-size="10.5pt"/>
    </style:style>
    <style:style style:name="T127" style:family="text">
      <style:text-properties officeooo:rsid="00501267"/>
    </style:style>
    <style:style style:name="T128" style:family="text">
      <style:text-properties fo:font-variant="normal" fo:text-transform="none" fo:color="#e2e2e5" loext:opacity="100%" style:font-name="Google Sans Text" fo:letter-spacing="normal" fo:font-style="normal" fo:font-weight="normal"/>
    </style:style>
    <style:style style:name="T129" style:family="text">
      <style:text-properties fo:font-variant="normal" fo:text-transform="none" fo:color="#e2e2e5" loext:opacity="100%" style:font-name="Google Sans" fo:font-size="12pt" fo:letter-spacing="normal" fo:font-style="normal" fo:font-weight="normal"/>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4</text:a></text:p>
          <text:p text:style-name="P3"><text:a xlink:type="simple" xlink:href="#__RefHeading___Toc3879_1486969258" text:style-name="Index_20_Link" text:visited-style-name="Index_20_Link">Create a new repository on the command line<text:tab/>4</text:a></text:p>
          <text:p text:style-name="P3"><text:a xlink:type="simple" xlink:href="#__RefHeading___Toc3881_1486969258" text:style-name="Index_20_Link" text:visited-style-name="Index_20_Link">Push an existing repository from the command line<text:tab/>4</text:a></text:p>
          <text:p text:style-name="P3"><text:a xlink:type="simple" xlink:href="#__RefHeading___Toc3883_1486969258" text:style-name="Index_20_Link" text:visited-style-name="Index_20_Link">Create .gitignore<text:tab/>4</text:a></text:p>
          <text:p text:style-name="P4"><text:a xlink:type="simple" xlink:href="#__RefHeading___Toc3885_1486969258" text:style-name="Index_20_Link" text:visited-style-name="Index_20_Link">touch .gitignore<text:tab/>4</text:a></text:p>
          <text:p text:style-name="P4"><text:a xlink:type="simple" xlink:href="#__RefHeading___Toc3887_1486969258" text:style-name="Index_20_Link" text:visited-style-name="Index_20_Link">echo "node_modules/" &gt;&gt; .gitignore<text:tab/>4</text:a></text:p>
          <text:p text:style-name="P4"><text:a xlink:type="simple" xlink:href="#__RefHeading___Toc3889_1486969258" text:style-name="Index_20_Link" text:visited-style-name="Index_20_Link">$ cat &gt;&gt; .gitignore<text:tab/>4</text:a></text:p>
          <text:p text:style-name="P4"><text:a xlink:type="simple" xlink:href="#__RefHeading___Toc3891_1486969258" text:style-name="Index_20_Link" text:visited-style-name="Index_20_Link">doc<text:tab/>4</text:a></text:p>
          <text:p text:style-name="P4"><text:a xlink:type="simple" xlink:href="#__RefHeading___Toc3893_1486969258" text:style-name="Index_20_Link" text:visited-style-name="Index_20_Link">partials =&gt; contrôle d pour sortir<text:tab/>4</text:a></text:p>
          <text:p text:style-name="P3"><text:a xlink:type="simple" xlink:href="#__RefHeading___Toc3895_1486969258" text:style-name="Index_20_Link" text:visited-style-name="Index_20_Link">Le fichier .gitconfig<text:tab/>4</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3"><text:a xlink:type="simple" xlink:href="#__RefHeading___Toc31964_1065151054" text:style-name="Index_20_Link" text:visited-style-name="Index_20_Link">Voir la liste des commits<text:tab/>7</text:a></text:p>
          <text:p text:style-name="P4"><text:a xlink:type="simple" xlink:href="#__RefHeading___Toc31966_1065151054" text:style-name="Index_20_Link" text:visited-style-name="Index_20_Link">Manière succincte git log --oneline<text:tab/>7</text:a></text:p>
          <text:p text:style-name="P4"><text:a xlink:type="simple" xlink:href="#__RefHeading___Toc31968_1065151054" text:style-name="Index_20_Link" text:visited-style-name="Index_20_Link">$ git log --oneline<text:tab/>7</text:a></text:p>
          <text:p text:style-name="P4"><text:a xlink:type="simple" xlink:href="#__RefHeading___Toc31970_1065151054" text:style-name="Index_20_Link" text:visited-style-name="Index_20_Link">Avec les détail git log<text:tab/>7</text:a></text:p>
          <text:p text:style-name="P4"><text:a xlink:type="simple" xlink:href="#__RefHeading___Toc31972_1065151054" text:style-name="Index_20_Link" text:visited-style-name="Index_20_Link">$ git log<text:tab/>7</text:a></text:p>
          <text:p text:style-name="P3"><text:a xlink:type="simple" xlink:href="#__RefHeading___Toc31974_1065151054" text:style-name="Index_20_Link" text:visited-style-name="Index_20_Link">Pour revenir à “first commit” sans perdre vos modifications :<text:tab/>8</text:a></text:p>
          <text:p text:style-name="P4"><text:a xlink:type="simple" xlink:href="#__RefHeading___Toc31976_1065151054" text:style-name="Index_20_Link" text:visited-style-name="Index_20_Link">git reset --soft b5e5dfb<text:tab/>8</text:a></text:p>
          <text:p text:style-name="P3"><text:a xlink:type="simple" xlink:href="#__RefHeading___Toc31978_1065151054" text:style-name="Index_20_Link" text:visited-style-name="Index_20_Link">git pull ne sert pas à revenir à un commit précis, mais à récupérer les modifications du dépôt distant.<text:tab/>8</text:a></text:p>
          <text:p text:style-name="P2"><text:a xlink:type="simple" xlink:href="#__RefHeading___Toc23_1486969258" text:style-name="Index_20_Link" text:visited-style-name="Index_20_Link">La demande à Gemini<text:tab/>9</text:a></text:p>
          <text:p text:style-name="P2"><text:a xlink:type="simple" xlink:href="#__RefHeading___Toc25_1486969258" text:style-name="Index_20_Link" text:visited-style-name="Index_20_Link">1. Architecture et Prérequis<text:tab/>14</text:a></text:p>
          <text:p text:style-name="P2"><text:a xlink:type="simple" xlink:href="#__RefHeading___Toc216_1486969258" text:style-name="Index_20_Link" text:visited-style-name="Index_20_Link">2. Structure des Fichiers du Projet<text:tab/>15</text:a></text:p>
          <text:p text:style-name="P2"><text:a xlink:type="simple" xlink:href="#__RefHeading___Toc27_1486969258" text:style-name="Index_20_Link" text:visited-style-name="Index_20_Link">3. Mise en place du Backend (Node.js &amp; Express)<text:tab/>16</text:a></text:p>
          <text:p text:style-name="P3"><text:a xlink:type="simple" xlink:href="#__RefHeading___Toc29_1486969258" text:style-name="Index_20_Link" text:visited-style-name="Index_20_Link">Étape A : Initialisation et Dépendances<text:tab/>16</text:a></text:p>
          <text:p text:style-name="P3"><text:a xlink:type="simple" xlink:href="#__RefHeading___Toc31_1486969258" text:style-name="Index_20_Link" text:visited-style-name="Index_20_Link">Étape B : Fichier .env<text:tab/>16</text:a></text:p>
          <text:p text:style-name="P3"><text:a xlink:type="simple" xlink:href="#__RefHeading___Toc33_1486969258" text:style-name="Index_20_Link" text:visited-style-name="Index_20_Link">Étape C : Fichier server.js<text:tab/>17</text:a></text:p>
          <text:p text:style-name="P4"><text:a xlink:type="simple" xlink:href="#__RefHeading___Toc694_1486969258" text:style-name="Index_20_Link" text:visited-style-name="Index_20_Link"><text:span text:style-name="T1">fichier server.js</text:span><text:tab/>17</text:a></text:p>
          <text:p text:style-name="P2"><text:a xlink:type="simple" xlink:href="#__RefHeading___Toc35_1486969258" text:style-name="Index_20_Link" text:visited-style-name="Index_20_Link">4. Conception du Frontend (EJS, HTML, CSS, JS)<text:tab/>20</text:a></text:p>
          <text:p text:style-name="P3"><text:a xlink:type="simple" xlink:href="#__RefHeading___Toc37_1486969258" text:style-name="Index_20_Link" text:visited-style-name="Index_20_Link">Étape A : Les "Partials" (header et footer)<text:tab/>20</text:a></text:p>
          <text:p text:style-name="P4"><text:a xlink:type="simple" xlink:href="#__RefHeading___Toc218_1486969258" text:style-name="Index_20_Link" text:visited-style-name="Index_20_Link"><text:span text:style-name="T1"><text:s/>fichier views/partials/header.ejs</text:span><text:tab/>20</text:a></text:p>
          <text:p text:style-name="P4"><text:a xlink:type="simple" xlink:href="#__RefHeading___Toc220_1486969258" text:style-name="Index_20_Link" text:visited-style-name="Index_20_Link"><text:s/><text:span text:style-name="T1">fichier views/partials/footer.ejs</text:span><text:tab/>21</text:a></text:p>
          <text:p text:style-name="P3"><text:a xlink:type="simple" xlink:href="#__RefHeading___Toc39_1486969258" text:style-name="Index_20_Link" text:visited-style-name="Index_20_Link">Étape C : NOUVEAU - public/kanji_trace.html<text:tab/>22</text:a></text:p>
          <text:p text:style-name="P4"><text:a xlink:type="simple" xlink:href="#__RefHeading___Toc696_1486969258" text:style-name="Index_20_Link" text:visited-style-name="Index_20_Link">Fichier public/kanji_trace.html<text:tab/>22</text:a></text:p>
          <text:p text:style-name="P4"><text:a xlink:type="simple" xlink:href="#__RefHeading___Toc222_1486969258" text:style-name="Index_20_Link" text:visited-style-name="Index_20_Link"><text:span text:style-name="T1">Formulaire et résultats pour les Kanji : views/pages/kanji_form.ejs</text:span><text:tab/>23</text:a></text:p>
          <text:p text:style-name="P3"><text:a xlink:type="simple" xlink:href="#__RefHeading___Toc41_1486969258" text:style-name="Index_20_Link" text:visited-style-name="Index_20_Link">Étape D : NOUVEAU - views/pages/region_form.ejs<text:tab/>24</text:a></text:p>
          <text:p text:style-name="P4"><text:a xlink:type="simple" xlink:href="#__RefHeading___Toc698_1486969258" text:style-name="Index_20_Link" text:visited-style-name="Index_20_Link"> Fichier views/pages/region_form.ejs<text:tab/>24</text:a></text:p>
          <text:p text:style-name="P4"><text:a xlink:type="simple" xlink:href="#__RefHeading___Toc224_1486969258" text:style-name="Index_20_Link" text:visited-style-name="Index_20_Link">Formulaire et affichage des résultats pour les régions.<text:tab/>24</text:a></text:p>
          <text:p text:style-name="P3"><text:a xlink:type="simple" xlink:href="#__RefHeading___Toc43_1486969258" text:style-name="Index_20_Link" text:visited-style-name="Index_20_Link">Étape C : CSS pour le style et le responsive<text:tab/>26</text:a></text:p>
          <text:p text:style-name="P4"><text:a xlink:type="simple" xlink:href="#__RefHeading___Toc226_1486969258" text:style-name="Index_20_Link" text:visited-style-name="Index_20_Link"><text:span text:style-name="T1">fichier public/css/style.css</text:span><text:tab/>26</text:a></text:p>
          <text:p text:style-name="P3"><text:a xlink:type="simple" xlink:href="#__RefHeading___Toc45_1486969258" text:style-name="Index_20_Link" text:visited-style-name="Index_20_Link">Étape D : JavaScript côté client pour les APIs<text:tab/>30</text:a></text:p>
          <text:p text:style-name="P4"><text:a xlink:type="simple" xlink:href="#__RefHeading___Toc228_1486969258" text:style-name="Index_20_Link" text:visited-style-name="Index_20_Link"><text:span text:style-name="T1">fichier public/js/main.js</text:span><text:tab/>30</text:a></text:p>
          <text:p text:style-name="P3"><text:a xlink:type="simple" xlink:href="#__RefHeading___Toc47_1486969258" text:style-name="Index_20_Link" text:visited-style-name="Index_20_Link"><text:soft-page-break/><text:span text:style-name="T1">5. Configuration Apache httpd-vhosts.conf (inchangée)</text:span><text:tab/>31</text:a></text:p>
          <text:p text:style-name="P2"><text:a xlink:type="simple" xlink:href="#__RefHeading___Toc49_1486969258" text:style-name="Index_20_Link" text:visited-style-name="Index_20_Link">6. Instructions pour lancer le projet<text:tab/>32</text:a></text:p>
          <text:p text:style-name="P2"><text:a xlink:type="simple" xlink:href="#__RefHeading___Toc51_1486969258" text:style-name="Index_20_Link" text:visited-style-name="Index_20_Link">7. Conception Complète du Site "Funigo" (Version Mise à Jour)<text:tab/>33</text:a></text:p>
          <text:p text:style-name="P3"><text:a xlink:type="simple" xlink:href="#__RefHeading___Toc53_1486969258" text:style-name="Index_20_Link" text:visited-style-name="Index_20_Link">1. Architecture et Prérequis<text:tab/>33</text:a></text:p>
          <text:p text:style-name="P3"><text:a xlink:type="simple" xlink:href="#__RefHeading___Toc55_1486969258" text:style-name="Index_20_Link" text:visited-style-name="Index_20_Link">2. Structure des Fichiers du Projet (Mise à Jour)<text:tab/>33</text:a></text:p>
          <text:p text:style-name="P2"><text:a xlink:type="simple" xlink:href="#__RefHeading___Toc57_1486969258" text:style-name="Index_20_Link" text:visited-style-name="Index_20_Link">. Backend (Node.js &amp; Express)<text:tab/>34</text:a></text:p>
          <text:p text:style-name="P3"><text:a xlink:type="simple" xlink:href="#__RefHeading___Toc59_1486969258" text:style-name="Index_20_Link" text:visited-style-name="Index_20_Link">Étape A : Fichier .env (inchangé)<text:tab/>34</text:a></text:p>
          <text:p text:style-name="P2"><text:a xlink:type="simple" xlink:href="#__RefHeading___Toc61_1486969258" text:style-name="Index_20_Link" text:visited-style-name="Index_20_Link">8.Correction pour avoir la météo et le taux du Yen<text:tab/>34</text:a></text:p>
          <text:p text:style-name="P4"><text:a xlink:type="simple" xlink:href="#__RefHeading___Toc3025_1486969258" text:style-name="Index_20_Link" text:visited-style-name="Index_20_Link">Fichier partials/header.js<text:tab/>34</text:a></text:p>
          <text:p text:style-name="P4"><text:a xlink:type="simple" xlink:href="#__RefHeading___Toc700_1486969258" text:style-name="Index_20_Link" text:visited-style-name="Index_20_Link">Fichier js/main.js<text:tab/>35</text:a></text:p>
          <text:p text:style-name="P4"><text:a xlink:type="simple" xlink:href="#__RefHeading___Toc63_1486969258" text:style-name="Index_20_Link" text:visited-style-name="Index_20_Link">Étape B : Fichier server.js (mis à jour avec les nouvelles routes)<text:tab/>38</text:a></text:p>
          <text:p text:style-name="P2"><text:a xlink:type="simple" xlink:href="#__RefHeading___Toc3513_1486969258" text:style-name="Index_20_Link" text:visited-style-name="Index_20_Link">9 Changer présentation 1<text:tab/>41</text:a></text:p>
          <text:p text:style-name="P3"><text:a xlink:type="simple" xlink:href="#__RefHeading___Toc3515_1486969258" text:style-name="Index_20_Link" text:visited-style-name="Index_20_Link">Modification du fichier public/css/style.css<text:tab/>41</text:a></text:p>
          <text:p text:style-name="P4"><text:a xlink:type="simple" xlink:href="#__RefHeading___Toc3517_1486969258" text:style-name="Index_20_Link" text:visited-style-name="Index_20_Link">1. Fond d'écran principal<text:tab/>41</text:a></text:p>
          <text:p text:style-name="P4"><text:a xlink:type="simple" xlink:href="#__RefHeading___Toc3519_1486969258" text:style-name="Index_20_Link" text:visited-style-name="Index_20_Link">2. Contenu principal (avec fond semi-transparent)<text:tab/>41</text:a></text:p>
          <text:p text:style-name="P4"><text:a xlink:type="simple" xlink:href="#__RefHeading___Toc3521_1486969258" text:style-name="Index_20_Link" text:visited-style-name="Index_20_Link">3. Couleur des boîtes API<text:tab/>42</text:a></text:p>
          <text:p text:style-name="P4"><text:a xlink:type="simple" xlink:href="#__RefHeading___Toc3523_1486969258" text:style-name="Index_20_Link" text:visited-style-name="Index_20_Link">4. Mise en page du titre (Drapeau - Titre - Drapeau)<text:tab/>42</text:a></text:p>
          <text:p text:style-name="P3"><text:a xlink:type="simple" xlink:href="#__RefHeading___Toc3525_1486969258" text:style-name="Index_20_Link" text:visited-style-name="Index_20_Link">Fichier public/css/style.css complet et mis à jour<text:tab/>43</text:a></text:p>
          <text:p text:style-name="P2"><text:a xlink:type="simple" xlink:href="#__RefHeading___Toc3911_1486969258" text:style-name="Index_20_Link" text:visited-style-name="Index_20_Link">10 Pour les petits écrans réduire API pour pouvoir s'aligner horizontalement<text:tab/>48</text:a></text:p>
          <text:p text:style-name="P3"><text:a xlink:type="simple" xlink:href="#__RefHeading___Toc3913_1486969258" text:style-name="Index_20_Link" text:visited-style-name="Index_20_Link">Méthode 1 : Remplacer la section Responsive (Simple)<text:tab/>48</text:a></text:p>
          <text:p text:style-name="P4"><text:a xlink:type="simple" xlink:href="#__RefHeading___Toc3915_1486969258" text:style-name="Index_20_Link" text:visited-style-name="Index_20_Link"><text:span text:style-name="T1">Copiez ce bloc de code et remplacez la section @media à la fin de votre fichier public/css/style.css :</text:span><text:tab/>48</text:a></text:p>
          <text:p text:style-name="P3"><text:a xlink:type="simple" xlink:href="#__RefHeading___Toc3917_1486969258" text:style-name="Index_20_Link" text:visited-style-name="Index_20_Link">Méthode 2 : Fichier public/css/style.css complet (Pour être sûr)<text:tab/>49</text:a></text:p>
          <text:p text:style-name="P2"><text:a xlink:type="simple" xlink:href="#__RefHeading___Toc3919_1486969258" text:style-name="Index_20_Link" text:visited-style-name="Index_20_Link">11 Modification de la présentation onglet et taille<text:tab/>55</text:a></text:p>
          <text:p text:style-name="P3"><text:a xlink:type="simple" xlink:href="#__RefHeading___Toc3921_1486969258" text:style-name="Index_20_Link" text:visited-style-name="Index_20_Link">Étape 1 : Modification de views/partials/header.ejs (Alignement horizontal)<text:tab/>55</text:a></text:p>
          <text:p text:style-name="P4"><text:a xlink:type="simple" xlink:href="#__RefHeading___Toc3923_1486969258" text:style-name="Index_20_Link" text:visited-style-name="Index_20_Link">fichier views/partials/header.ejs<text:tab/>55</text:a></text:p>
          <text:p text:style-name="P3"><text:a xlink:type="simple" xlink:href="#__RefHeading___Toc3925_1486969258" text:style-name="Index_20_Link" text:visited-style-name="Index_20_Link">Étape 2 : Modification de public/css/style.css (Style du menu)<text:tab/>56</text:a></text:p>
          <text:p text:style-name="P4"><text:a xlink:type="simple" xlink:href="#__RefHeading___Toc3927_1486969258" text:style-name="Index_20_Link" text:visited-style-name="Index_20_Link">1. Indentation du sous-menu (la "tabulation")<text:tab/>56</text:a></text:p>
          <text:p text:style-name="P4"><text:a xlink:type="simple" xlink:href="#__RefHeading___Toc3929_1486969258" text:style-name="Index_20_Link" text:visited-style-name="Index_20_Link">public/css/style.css<text:tab/>56</text:a></text:p>
          <text:p text:style-name="P4"><text:a xlink:type="simple" xlink:href="#__RefHeading___Toc3931_1486969258" text:style-name="Index_20_Link" text:visited-style-name="Index_20_Link">2. Réduction de la taille pour les petits écrans<text:tab/>57</text:a></text:p>
          <text:p text:style-name="P3"><text:a xlink:type="simple" xlink:href="#__RefHeading___Toc3933_1486969258" text:style-name="Index_20_Link" text:visited-style-name="Index_20_Link">Fichier public/css/style.css complet et mis à jour<text:tab/>57</text:a></text:p>
          <text:p text:style-name="P3"><text:a xlink:type="simple" xlink:href="#__RefHeading___Toc3935_1486969258" text:style-name="Index_20_Link" text:visited-style-name="Index_20_Link">12 Pb de développement du sous-menu<text:tab/>61</text:a></text:p>
          <text:p text:style-name="P3"><text:a xlink:type="simple" xlink:href="#__RefHeading___Toc3937_1486969258" text:style-name="Index_20_Link" text:visited-style-name="Index_20_Link">La Solution<text:tab/>61</text:a></text:p>
          <text:p text:style-name="P4"><text:a xlink:type="simple" xlink:href="#__RefHeading___Toc3939_1486969258" text:style-name="Index_20_Link" text:visited-style-name="Index_20_Link">Étape 1 : Le Correctif (Simple)<text:tab/>61</text:a></text:p>
          <text:p text:style-name="P3"><text:a xlink:type="simple" xlink:href="#__RefHeading___Toc31980_1065151054" text:style-name="Index_20_Link" text:visited-style-name="Index_20_Link">13 Pour les petit écran d'avoir un menu hamburguer<text:tab/>62</text:a></text:p>
          <text:p text:style-name="P4"><text:a xlink:type="simple" xlink:href="#__RefHeading___Toc31982_1065151054" text:style-name="Index_20_Link" text:visited-style-name="Index_20_Link">1 views/partials/header.ejs : Pour ajouter le bouton hamburger.<text:tab/>62</text:a></text:p>
          <text:p text:style-name="P4"><text:a xlink:type="simple" xlink:href="#__RefHeading___Toc31984_1065151054" text:style-name="Index_20_Link" text:visited-style-name="Index_20_Link">public/js/main.js : Pour cacher le menu, styliser le bouton et le faire apparaître au clic.<text:tab/>63</text:a></text:p>
          <text:p text:style-name="P4"><text:a xlink:type="simple" xlink:href="#__RefHeading___Toc31986_1065151054" text:style-name="Index_20_Link" text:visited-style-name="Index_20_Link">public/css/style.css : Pour cacher le menu, styliser le bouton et le faire apparaître au clic.<text:tab/>63</text:a></text:p>
          <text:p text:style-name="P2"><text:a xlink:type="simple" xlink:href="#__RefHeading___Toc31988_1065151054" text:style-name="Index_20_Link" text:visited-style-name="Index_20_Link">14 Reduire méteo et mettre le menu hamburguer à coté<text:tab/>67</text:a></text:p>
          <text:p text:style-name="P3"><text:a xlink:type="simple" xlink:href="#__RefHeading___Toc31990_1065151054" text:style-name="Index_20_Link" text:visited-style-name="Index_20_Link">Étape 1 : Améliorer la structure du Header (HTML)<text:tab/>67</text:a></text:p>
          <text:p text:style-name="P3"><text:a xlink:type="simple" xlink:href="#__RefHeading___Toc31992_1065151054" text:style-name="Index_20_Link" text:visited-style-name="Index_20_Link">Étape 2 : Mettre à jour les Styles (CSS)<text:tab/>69</text:a></text:p>
          <text:p text:style-name="P2"><text:a xlink:type="simple" xlink:href="#__RefHeading___Toc31994_1065151054" text:style-name="Index_20_Link" text:visited-style-name="Index_20_Link">15 Problème menu humburguer<text:tab/>72</text:a></text:p>
          <text:p text:style-name="P3"><text:a xlink:type="simple" xlink:href="#__RefHeading___Toc31996_1065151054" text:style-name="Index_20_Link" text:visited-style-name="Index_20_Link"><text:span text:style-name="T1">Étape 2 : Mettre à jour les Styles (CSS)</text:span><text:tab/>74</text:a></text:p>
          <text:p text:style-name="P2"><text:a xlink:type="simple" xlink:href="#__RefHeading___Toc31998_1065151054" text:style-name="Index_20_Link" text:visited-style-name="Index_20_Link">16 Le menu ne se referme pas correctement<text:tab/>77</text:a></text:p>
          <text:p text:style-name="P3"><text:a xlink:type="simple" xlink:href="#__RefHeading___Toc32000_1065151054" text:style-name="Index_20_Link" text:visited-style-name="Index_20_Link">Comment ça marche ?<text:tab/>79</text:a></text:p>
          <text:p text:style-name="P2"><text:a xlink:type="simple" xlink:href="#__RefHeading___Toc32002_1065151054" text:style-name="Index_20_Link" text:visited-style-name="Index_20_Link">17 Alignement des onglets avec indentation<text:tab/>79</text:a></text:p>
          <text:p text:style-name="P3"><text:a xlink:type="simple" xlink:href="#__RefHeading___Toc32004_1065151054" text:style-name="Index_20_Link" text:visited-style-name="Index_20_Link">2. Le Fichier style.css Complet (Recommandé)<text:tab/>80</text:a></text:p>
          <text:p text:style-name="P3"><text:a xlink:type="simple" xlink:href="#__RefHeading___Toc32006_1065151054" text:style-name="Index_20_Link" text:visited-style-name="Index_20_Link">Résumé des changements<text:tab/>82</text:a></text:p>
          <text:p text:style-name="P3"><text:a xlink:type="simple" xlink:href="#__RefHeading___Toc32008_1065151054" text:style-name="Index_20_Link" text:visited-style-name="Index_20_Link">Résumé des changements<text:tab/>84</text:a></text:p>
          <text:p text:style-name="P2"><text:a xlink:type="simple" xlink:href="#__RefHeading___Toc32010_1065151054" text:style-name="Index_20_Link" text:visited-style-name="Index_20_Link">18 pb indentation et grands écrans<text:tab/>84</text:a></text:p>
          <text:p text:style-name="P3"><text:a xlink:type="simple" xlink:href="#__RefHeading___Toc32012_1065151054" text:style-name="Index_20_Link" text:visited-style-name="Index_20_Link">La Solution : Séparer les styles et ajuster l'indentation<text:tab/>85</text:a></text:p>
          <text:p text:style-name="P2"><text:a xlink:type="simple" xlink:href="#__RefHeading___Toc32014_1065151054" text:style-name="Index_20_Link" text:visited-style-name="Index_20_Link">19 Onglet changement de couleur pour hover<text:tab/>87</text:a></text:p>
          <text:p text:style-name="P3"><text:a xlink:type="simple" xlink:href="#__RefHeading___Toc32016_1065151054" text:style-name="Index_20_Link" text:visited-style-name="Index_20_Link"><text:soft-page-break/>Étape 1 : Ajouter le style pour l'onglet actif (CSS)<text:tab/>87</text:a></text:p>
          <text:p text:style-name="P3"><text:a xlink:type="simple" xlink:href="#__RefHeading___Toc32018_1065151054" text:style-name="Index_20_Link" text:visited-style-name="Index_20_Link">Étape 2 : Mettre à jour la logique du clic (JavaScript)<text:tab/>88</text:a></text:p>
          <text:p text:style-name="P3"><text:a xlink:type="simple" xlink:href="#__RefHeading___Toc32020_1065151054" text:style-name="Index_20_Link" text:visited-style-name="Index_20_Link"><text:span text:style-name="T1">Étape 2 : Mettre à jour la logique du clic (JavaScript)</text:span><text:tab/>88</text:a></text:p>
          <text:p text:style-name="P3"><text:a xlink:type="simple" xlink:href="#__RefHeading___Toc32022_1065151054" text:style-name="Index_20_Link" text:visited-style-name="Index_20_Link">Comment ça marche ?<text:tab/>90</text:a></text:p>
          <text:p text:style-name="P3"><text:a xlink:type="simple" xlink:href="#__RefHeading___Toc32024_1065151054" text:style-name="Index_20_Link" text:visited-style-name="Index_20_Link">20 Changé main.js plus les données météo<text:tab/>90</text:a></text:p>
          <text:p text:style-name="P2"><text:a xlink:type="simple" xlink:href="#__RefHeading___Toc32026_1065151054" text:style-name="Index_20_Link" text:visited-style-name="Index_20_Link">20 Modification header et footer + souligner les sous menu<text:tab/>91</text:a></text:p>
          <text:p text:style-name="P3"><text:a xlink:type="simple" xlink:href="#__RefHeading___Toc32028_1065151054" text:style-name="Index_20_Link" text:visited-style-name="Index_20_Link">La Solution : Ajouter des bordures et un style de survol<text:tab/>91</text:a></text:p>
          <text:p text:style-name="P3"><text:a xlink:type="simple" xlink:href="#__RefHeading___Toc32030_1065151054" text:style-name="Index_20_Link" text:visited-style-name="Index_20_Link">1. Bordure blanche sur le Header et le Footer<text:tab/>91</text:a></text:p>
          <text:p text:style-name="P3"><text:a xlink:type="simple" xlink:href="#__RefHeading___Toc32032_1065151054" text:style-name="Index_20_Link" text:visited-style-name="Index_20_Link">2. Soulignement blanc au survol<text:tab/>91</text:a></text:p>
          <text:p text:style-name="P3"><text:a xlink:type="simple" xlink:href="#__RefHeading___Toc32034_1065151054" text:style-name="Index_20_Link" text:visited-style-name="Index_20_Link">Étape 1 : Inclure Swiper.js (Header et Footer)<text:tab/>92</text:a></text:p>
          <text:p text:style-name="P3"><text:a xlink:type="simple" xlink:href="#__RefHeading___Toc32036_1065151054" text:style-name="Index_20_Link" text:visited-style-name="Index_20_Link">Étape 2 : Créer la structure du carrousel (HTML)<text:tab/>93</text:a></text:p>
          <text:p text:style-name="P3"><text:a xlink:type="simple" xlink:href="#__RefHeading___Toc32038_1065151054" text:style-name="Index_20_Link" text:visited-style-name="Index_20_Link">Étape 3 : Initialiser le carrousel (JavaScript)<text:tab/>94</text:a></text:p>
          <text:p text:style-name="P3"><text:a xlink:type="simple" xlink:href="#__RefHeading___Toc32040_1065151054" text:style-name="Index_20_Link" text:visited-style-name="Index_20_Link">Étape 4 : Styliser le carrousel (CSS)<text:tab/>95</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pan text:style-name="Strong_20_Emphasis"><text:span text:style-name="T7">warning: in the working copy of 'views/partials/header.ejs_old', LF will be replaced by CRLF the next time Git touches it</text:span></text:span></text:p>
      <text:p text:style-name="P10"><text:soft-page-break/><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pan text:style-name="Strong_20_Emphasis"><text:span text:style-name="T7"><text:s/>create mode 100644 views/partials/header.ejs</text:span></text:span></text:p>
      <text:p text:style-name="P10"><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oft-page-break/><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bookmark-start text:name="__RefHeading___Toc31964_1065151054"/><text:span text:style-name="Strong_20_Emphasis">Voir la liste des commits</text:span><text:bookmark-end text:name="__RefHeading___Toc31964_1065151054"/></text:h>
      <text:p text:style-name="Text_20_body"><text:span text:style-name="Strong_20_Emphasis"/></text:p>
      <text:h text:style-name="P12" text:outline-level="4"><text:bookmark-start text:name="__RefHeading___Toc31966_1065151054"/><text:span text:style-name="Strong_20_Emphasis">Manière succincte <text:s/>git log --oneline</text:span><text:bookmark-end text:name="__RefHeading___Toc31966_1065151054"/></text:h>
      <text:h text:style-name="P12" text:outline-level="4"><text:bookmark-start text:name="__RefHeading___Toc31968_1065151054"/><text:span text:style-name="Strong_20_Emphasis">$ git log --oneline</text:span><text:bookmark-end text:name="__RefHeading___Toc31968_1065151054"/></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bookmark-start text:name="__RefHeading___Toc31970_1065151054"/><text:span text:style-name="Strong_20_Emphasis">Avec les détail git log</text:span><text:bookmark-end text:name="__RefHeading___Toc31970_1065151054"/></text:h>
      <text:p text:style-name="P13"><text:span text:style-name="Strong_20_Emphasis"><text:span text:style-name="T8"/></text:span></text:p>
      <text:h text:style-name="P12" text:outline-level="4"><text:bookmark-start text:name="__RefHeading___Toc31972_1065151054"/><text:span text:style-name="Strong_20_Emphasis">$ git log</text:span><text:bookmark-end text:name="__RefHeading___Toc31972_1065151054"/></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56:42 2025 +0200</text:span></text:span></text:p>
      <text:p text:style-name="P13"><text:soft-page-break/><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bookmark-start text:name="__RefHeading___Toc31974_1065151054"/><text:span text:style-name="Strong_20_Emphasis">Pour revenir à “first commit” sans perdre vos modifications : </text:span><text:bookmark-end text:name="__RefHeading___Toc31974_1065151054"/></text:h>
      <text:p text:style-name="Text_20_body"><text:span text:style-name="Strong_20_Emphasis"/></text:p>
      <text:h text:style-name="P12" text:outline-level="4"><text:bookmark-start text:name="__RefHeading___Toc31976_1065151054"/><text:span text:style-name="Strong_20_Emphasis">git reset --soft b5e5dfb </text:span><text:bookmark-end text:name="__RefHeading___Toc31976_1065151054"/></text:h>
      <text:p text:style-name="Text_20_body"><text:span text:style-name="Strong_20_Emphasis"/></text:p>
      <text:h text:style-name="P14" text:outline-level="3"><text:bookmark-start text:name="__RefHeading___Toc31978_1065151054"/><text:span text:style-name="Strong_20_Emphasis">git pull ne sert pas à revenir à un commit précis, mais à récupérer les modifications du dépôt distant. </text:span><text:bookmark-end text:name="__RefHeading___Toc31978_1065151054"/></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pan text:style-name="Strong_20_Emphasis"><text:span text:style-name="T11">| nom_pref <text:s text:c="6"/>| varchar(50) <text:s/>| YES <text:s/>| <text:s text:c="4"/>| NULL <text:s text:c="3"/>| <text:s text:c="15"/>|</text:span></text:span></text:p>
      <text:p text:style-name="P17"><text:span text:style-name="Strong_20_Emphasis"><text:span text:style-name="T11">| pop_pref <text:s text:c="6"/>| int <text:s text:c="9"/>| NO <text:s text:c="2"/>| <text:s text:c="4"/>| NULL <text:s text:c="3"/>| <text:s text:c="15"/>|</text:span></text:span></text:p>
      <text:p text:style-name="P17"><text:soft-page-break/><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oft-page-break/><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pan text:style-name="Strong_20_Emphasis"><text:span text:style-name="T11"><text:tab/><text:tab/><text:tab/>-&gt; Les règles <text:s/>-&gt; fichier statique html</text:span></text:span></text:p>
      <text:p text:style-name="P17"><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oft-page-break/><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oft-page-break/><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oft-page-break/><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pan text:style-name="Source_20_Text"><text:span text:style-name="T31">// Départements</text:span></text:span></text:p>
        <text:p text:style-name="P40"><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oft-page-break/><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oft-page-break/><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pan text:style-name="Source_20_Text"><text:span text:style-name="T17"><text:s text:c="4"/></text:span></text:span><text:span text:style-name="Source_20_Text"><text:span text:style-name="T28">&lt;% } %&gt;</text:span></text:span></text:p>
        <text:p text:style-name="P40"><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text:soft-page-break/>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oft-page-break/><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oft-page-break/><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pan text:style-name="Source_20_Text"><text:span text:style-name="T28">}</text:span></text:span></text:p>
        <text:p text:style-name="P40"><text:soft-page-break/><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oft-page-break/><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pan text:style-name="Source_20_Text"><text:span text:style-name="T17">├── </text:span></text:span><text:span text:style-name="Source_20_Text"><text:span text:style-name="T28">package</text:span></text:span><text:span text:style-name="Source_20_Text"><text:span text:style-name="T32">.json</text:span></text:span></text:p>
        <text:p text:style-name="P71"><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
      <text:p text:style-name="P73"><text:soft-page-break/></text:p>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                <text:span text:style-name="T60">&lt;/</text:span><text:span text:style-name="T61">div</text:span><text:span text:style-name="T60">&gt;</text:span></text:p>
      <text:p text:style-name="P77"><text:soft-page-break/>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text:soft-page-break/>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text:soft-page-break/>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 LANGUE ---</text:span></text:span></text:p>
        <text:p text:style-name="P71"><text:span text:style-name="Source_20_Text"><text:span text:style-name="T31">// Dico Kanji</text:span></text:span></text:p>
        <text:p text:style-name="P71"><text:soft-page-break/><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oft-page-break/><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pan text:style-name="Source_20_Text"><text:span text:style-name="T31">// Démarrer le serveur</text:span></text:span></text:p>
        <text:p text:style-name="P71"><text:span text:style-name="Source_20_Text"><text:span text:style-name="T28">app.listen(PORT, () =&gt; {</text:span></text:span></text:p>
        <text:p text:style-name="P71"><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text:soft-page-break/>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oft-page-break/><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oft-page-break/><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oft-page-break/><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
        <text:p text:style-name="P96"><text:soft-page-break/></text:p>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oft-page-break/><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API Container --- */</text:span></text:span></text:p>
        <text:p text:style-name="P104"><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text:soft-page-break/></text:p>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oft-page-break/><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text:soft-page-break/></text:p>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oft-page-break/><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text:soft-page-break/></text:h>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oft-page-break/><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text:soft-page-break/></text:p>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bookmark-start text:name="__RefHeading___Toc31980_1065151054"/><text:span text:style-name="T97">13 </text:span>Pour les petit écran d'avoir un menu hamburguer <text:bookmark-end text:name="__RefHeading___Toc31980_1065151054"/></text:h>
      <text:p text:style-name="Text_20_body"/>
      <text:p text:style-name="P1"><text:soft-page-break/>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bookmark-start text:name="__RefHeading___Toc31982_1065151054"/><text:span text:style-name="Strong_20_Emphasis">1 views/partials/header.ejs</text:span> : Pour ajouter le bouton <text:span text:style-name="T98">hamburger.</text:span><text:bookmark-end text:name="__RefHeading___Toc31982_1065151054"/></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oft-page-break/><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bookmark-start text:name="__RefHeading___Toc31984_106515105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bookmark-end text:name="__RefHeading___Toc31984_1065151054"/></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pan text:style-name="Source_20_Text"><text:span text:style-name="T17"><text:s text:c="8"/></text:span></text:span><text:span text:style-name="Source_20_Text"><text:span text:style-name="T31">// Ajoute/retire la classe "active" sur la liste des liens pour la montrer/cacher</text:span></text:span></text:p>
        <text:p text:style-name="P40"><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bookmark-start text:name="__RefHeading___Toc31986_1065151054"/><text:span text:style-name="Strong_20_Emphasis">public/css/style.css : Pour cacher le menu, styliser le bouton et le faire apparaître au clic.</text:span><text:bookmark-end text:name="__RefHeading___Toc31986_1065151054"/></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oft-page-break/><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oft-page-break/><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bookmark-start text:name="__RefHeading___Toc31988_1065151054"/><text:span text:style-name="Strong_20_Emphasis"><text:span text:style-name="T103">14 </text:span></text:span><text:span text:style-name="Strong_20_Emphasis">Reduire méteo et mettre le menu hamburguer à coté</text:span><text:bookmark-end text:name="__RefHeading___Toc31988_1065151054"/></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oft-page-break/><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bookmark-start text:name="__RefHeading___Toc31990_1065151054"/><text:span text:style-name="Strong_20_Emphasis"><text:span text:style-name="T104">Étape 1 : Améliorer la structure du Header (HTML)</text:span></text:span><text:bookmark-end text:name="__RefHeading___Toc31990_1065151054"/></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oft-page-break/><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bookmark-start text:name="__RefHeading___Toc31992_1065151054"/><text:span text:style-name="Strong_20_Emphasis"><text:span text:style-name="T104">Étape 2 : Mettre à jour les Styles (CSS)</text:span></text:span><text:bookmark-end text:name="__RefHeading___Toc31992_1065151054"/></text:h>
      <text:p text:style-name="P1">Maintenant, nous allons ajuster le CSS pour qu'il corresponde à cette nouvelle structure et pour corriger le comportement des boîtes API.</text:p>
      <text:p text:style-name="P17"><text:soft-page-break/><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text:soft-page-break/></text:p>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oft-page-break/><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bookmark-start text:name="__RefHeading___Toc31994_1065151054"/><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bookmark-end text:name="__RefHeading___Toc31994_1065151054"/></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
        <text:p text:style-name="P131"><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oft-page-break/><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oft-page-break/><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bookmark-start text:name="__RefHeading___Toc31996_1065151054"/><text:span text:style-name="Strong_20_Emphasis"><text:span text:style-name="T10">Étape 2 : Mettre à jour les Styles (CSS)</text:span></text:span><text:bookmark-end text:name="__RefHeading___Toc31996_1065151054"/></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pan text:style-name="Source_20_Text"><text:span text:style-name="T28">}</text:span></text:span></text:p>
      </text:section>
      <text:p text:style-name="P142"/>
      <text:h text:style-name="P150" text:outline-level="2"/>
      <text:h text:style-name="P33" text:outline-level="2"><text:bookmark-start text:name="__RefHeading___Toc31998_1065151054"/>16 Le menu ne se referme pas correctement<text:bookmark-end text:name="__RefHeading___Toc31998_1065151054"/></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pan text:style-name="Source_20_Text"><text:span text:style-name="T95"><text:s text:c="16"/></text:span></text:span></text:p>
        <text:p text:style-name="P157"><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oft-page-break/><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Lancement des appels API</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bookmark-start text:name="__RefHeading___Toc32000_1065151054"/><text:soft-page-break/>Comment ça marche ?<text:bookmark-end text:name="__RefHeading___Toc32000_1065151054"/></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text:bookmark-start text:name="__RefHeading___Toc32002_1065151054"/>17 Alignement des onglets avec indentation<text:bookmark-end text:name="__RefHeading___Toc32002_1065151054"/></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content_copydownload</text:p>
        <text:p text:style-name="P32"><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Css</text:span></text:p>
      </text:section>
      <text:p text:style-name="P17"><text:span text:style-name="Strong_20_Emphasis"><text:span text:style-name="T11">Modifiez-la pour qu'elle ressemble à ceci :</text:span></text:span></text:p>
      <text:p text:style-name="P124"/>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text:soft-page-break/></text:p>
      <text:h text:style-name="Heading_20_3" text:outline-level="3"><text:bookmark-start text:name="__RefHeading___Toc32004_1065151054"/>2. Le Fichier <text:span text:style-name="T14">style.css</text:span> Complet (Recommandé)<text:bookmark-end text:name="__RefHeading___Toc32004_1065151054"/></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oft-page-break/><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oft-page-break/><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4"/></text:p>
      </text:section>
      <text:h text:style-name="P165" text:outline-level="3"/>
      <text:h text:style-name="P166" text:outline-level="3"><text:bookmark-start text:name="__RefHeading___Toc32006_1065151054"/>Résumé des changements<text:bookmark-end text:name="__RefHeading___Toc32006_1065151054"/></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h text:style-name="P166" text:outline-level="3"><text:bookmark-start text:name="__RefHeading___Toc32008_1065151054"/>Résumé des changements<text:bookmark-end text:name="__RefHeading___Toc32008_1065151054"/></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text:bookmark-start text:name="__RefHeading___Toc32010_1065151054"/>18 pb indentation et grands écrans <text:bookmark-end text:name="__RefHeading___Toc32010_1065151054"/></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bookmark-start text:name="__RefHeading___Toc32012_1065151054"/><text:soft-page-break/>La Solution : Séparer les styles et ajuster l'indentation<text:bookmark-end text:name="__RefHeading___Toc32012_1065151054"/></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oft-page-break/><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text:bookmark-start text:name="__RefHeading___Toc32014_1065151054"/>19 Onglet changement de couleur pour hover <text:bookmark-end text:name="__RefHeading___Toc32014_1065151054"/></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text:bookmark-start text:name="__RefHeading___Toc32016_1065151054"/>Étape 1 : Ajouter le style pour l'onglet actif (CSS)<text:bookmark-end text:name="__RefHeading___Toc32016_1065151054"/></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text:soft-page-break/></text:p>
      <text:h text:style-name="P166" text:outline-level="3"><text:bookmark-start text:name="__RefHeading___Toc32018_1065151054"/>Étape 2 : Mettre à jour la logique du clic (JavaScript)<text:bookmark-end text:name="__RefHeading___Toc32018_1065151054"/></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bookmark-start text:name="__RefHeading___Toc32020_1065151054"/><text:span text:style-name="Strong_20_Emphasis"><text:span text:style-name="T115">Étape 2 : Mettre à jour la logique du clic (JavaScript)</text:span></text:span><text:bookmark-end text:name="__RefHeading___Toc32020_1065151054"/></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6">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hamburger = </text:span></text:span><text:span text:style-name="Source_20_Text"><text:span text:style-name="T116">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navLinks = </text:span></text:span><text:span text:style-name="Source_20_Text"><text:span text:style-name="T116">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dropdownToggles = </text:span></text:span><text:span text:style-name="Source_20_Text"><text:span text:style-name="T116">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text:span></text:span><text:span text:style-name="Source_20_Text"><text:span text:style-name="T116">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7">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7">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oft-page-break/><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topLevelLinks = </text:span></text:span><text:span text:style-name="Source_20_Text"><text:span text:style-name="T116">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temp`</text:span></text:span><text:span text:style-name="Source_20_Text"><text:span text:style-name="T52">).textContent = </text:span></text:span><text:span text:style-name="Source_20_Text"><text:span text:style-name="T116">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météo pour </text:span></text:span><text:span text:style-name="Source_20_Text"><text:span text:style-name="T119">${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0">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oft-page-break/><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text:bookmark-start text:name="__RefHeading___Toc32022_1065151054"/>Comment ça marche ?<text:bookmark-end text:name="__RefHeading___Toc32022_1065151054"/></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h text:style-name="Heading_20_2" text:outline-level="2"><text:bookmark-start text:name="__RefHeading___Toc32024_1065151054"/>20 Changé main.js plus les données météo <text:bookmark-end text:name="__RefHeading___Toc32024_1065151054"/></text:h>
      <text:p text:style-name="P182"/>
      <text:p text:style-name="P182"><text:span text:style-name="T47">Le problème est exactement le même que celui que nous avons eu précédemment, et il est de ma faute. En vous fournissant le dernier code pour </text:span><text:span text:style-name="T14">main.js</text:span><text:span text:style-name="T47">, j'ai accidentellement réintroduit l'erreur dans les URLs de la météo. La capture d'écran de l'onglet "Réseau" le prouve : les requêtes échouent avec une erreur </text:span><text:span text:style-name="Strong_20_Emphasis"><text:span text:style-name="T121">400 (Bad Request)</text:span></text:span><text:span text:style-name="T47">, ce qui signifie que l'URL envoyée est incorrecte.</text:span> </text:p>
      <text:p text:style-name="P182"/>
      <text:p text:style-name="P183">Solution</text:p>
      <text:p text:style-name="P183"/>
      <text:p text:style-name="P183"><text:span text:style-name="T47">Remplacé ¤ j par &amp;current à la main</text:span> </text:p>
      <text:p text:style-name="P183"/>
      <text:p text:style-name="P184"><text:span text:style-name="T122">const</text:span><text:span text:style-name="T123"> </text:span><text:span text:style-name="T124">weatherApiUrlParis</text:span><text:span text:style-name="T123"> </text:span><text:span text:style-name="T125">=</text:span><text:span text:style-name="T123"> </text:span><text:span text:style-name="T126">'https://api.open-meteo.com/v1/forecast?latitude=48.85&amp;longitude=2.35&amp;current=temperature_2m,cloud_cover,rain'</text:span><text:span text:style-name="T123">;</text:span></text:p>
      <text:p text:style-name="P185"><text:s/><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183"/>
      <text:h text:style-name="P33" text:outline-level="2"><text:bookmark-start text:name="__RefHeading___Toc32026_1065151054"/>2<text:span text:style-name="T127">1</text:span> Modification header et footer + souligner les sous menu<text:bookmark-end text:name="__RefHeading___Toc32026_1065151054"/></text:h>
      <text:p text:style-name="P183"/>
      <text:p text:style-name="P186"><text:span text:style-name="Strong_20_Emphasis"><text:span text:style-name="T88">Bordure blanche</text:span></text:span><text:span text:style-name="T88"> sur le header et le footer.</text:span></text:p>
      <text:p text:style-name="P186"><text:span text:style-name="Strong_20_Emphasis"><text:span text:style-name="T88">Soulignement blanc</text:span></text:span><text:span text:style-name="T88"> au survol des liens du sous-menu.</text:span></text:p>
      <text:p text:style-name="P183"/>
      <text:h text:style-name="P187" text:outline-level="3"><text:bookmark-start text:name="__RefHeading___Toc32028_1065151054"/>La Solution : Ajouter des bordures et un style de survol<text:bookmark-end text:name="__RefHeading___Toc32028_1065151054"/></text:h>
      <text:p text:style-name="P183"/>
      <text:h text:style-name="Heading_20_3" text:outline-level="3"><text:bookmark-start text:name="__RefHeading___Toc32030_1065151054"/>1. Bordure blanche sur le Header et le Footer<text:bookmark-end text:name="__RefHeading___Toc32030_1065151054"/></text:h>
      <text:p text:style-name="P188">Nous allons ajouter une propriété <text:span text:style-name="T14">border-bottom</text:span> au header et <text:span text:style-name="T14">border-top</text:span> au footer.</text:p>
      <text:p text:style-name="P189"><text:span text:style-name="Strong_20_Emphasis"><text:span text:style-name="T88">Ajoutez cette ligne à la règle CSS pour </text:span></text:span><text:span text:style-name="Strong_20_Emphasis"><text:span text:style-name="T89">header</text:span></text:span><text:span text:style-name="Strong_20_Emphasis"><text:span text:style-name="T88"> :</text:span></text:span></text:p>
      <text:p text:style-name="P190"/>
      <text:section text:style-name="Sect2" text:name="cdk-accordion-child-74">
        <text:p text:style-name="P191"><text:span text:style-name="Source_20_Text"><text:span text:style-name="T39">head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p text:style-name="P183"><text:span text:style-name="Strong_20_Emphasis"><text:span text:style-name="T121">joutez cette ligne à la règle CSS pour </text:span></text:span><text:span text:style-name="Strong_20_Emphasis"><text:span text:style-name="T102">footer</text:span></text:span><text:span text:style-name="Strong_20_Emphasis"><text:span text:style-name="T121"> :</text:span></text:span></text:p>
      <text:p text:style-name="P190"/>
      <text:section text:style-name="Sect2" text:name="cdk-accordion-child-75">
        <text:p text:style-name="P191"><text:span text:style-name="Source_20_Text"><text:span text:style-name="T39">foot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top</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h text:style-name="Heading_20_3" text:outline-level="3"><text:bookmark-start text:name="__RefHeading___Toc32032_1065151054"/>2. Soulignement blanc au survol<text:bookmark-end text:name="__RefHeading___Toc32032_1065151054"/></text:h>
      <text:p text:style-name="P188">Nous allons modifier la règle <text:span text:style-name="T14">.dropdown-content a:hover</text:span>. Au lieu de changer la couleur de fond, nous allons ajouter un <text:span text:style-name="T14">text-decoration: underline;</text:span>.</text:p>
      <text:p text:style-name="P189"><text:span text:style-name="Strong_20_Emphasis"><text:span text:style-name="T88">Trouvez cette règle dans votre CSS :</text:span></text:span></text:p>
      <text:p text:style-name="P190"/>
      <text:section text:style-name="Sect2" text:name="cdk-accordion-child-76">
        <text:p text:style-name="P19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p>
        <text:p text:style-name="P192"><text:span text:style-name="Source_20_Text"><text:span text:style-name="T42">}</text:span></text:span></text:p>
        <text:p text:style-name="P193"/>
      </text:section>
      <text:p text:style-name="P183"><text:span text:style-name="Strong_20_Emphasis"><text:span text:style-name="T121">Et remplacez-la par celle-ci :</text:span></text:span></text:p>
      <text:p text:style-name="P190"><text:soft-page-break/></text:p>
      <text:section text:style-name="Sect2" text:name="Section5">
        <text:p text:style-name="P191"><text:bookmark text:name="cdk-accordion-child-77"/><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91"><text:span text:style-name="Source_20_Text"><text:span text:style-name="T44"><text:s text:c="4"/></text:span></text:span><text:span text:style-name="Source_20_Text"><text:span text:style-name="T15">text-decoration</text:span></text:span><text:span text:style-name="Source_20_Text"><text:span text:style-name="T42">: underline; </text:span></text:span><text:span text:style-name="Source_20_Text"><text:span text:style-name="T26">/* Souligne le texte */</text:span></text:span></text:p>
        <text:p text:style-name="P191"><text:span text:style-name="Source_20_Text"><text:span text:style-name="T44"><text:s text:c="4"/></text:span></text:span><text:span text:style-name="Source_20_Text"><text:span text:style-name="T15">text-decoration-color</text:span></text:span><text:span text:style-name="Source_20_Text"><text:span text:style-name="T42">: white; </text:span></text:span><text:span text:style-name="Source_20_Text"><text:span text:style-name="T26">/* S'assure que le soulignement est blanc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ransparent; </text:span></text:span><text:span text:style-name="Source_20_Text"><text:span text:style-name="T26">/* On annule le changement de fond */</text:span></text:span></text:p>
        <text:p text:style-name="P192"><text:span text:style-name="Source_20_Text"><text:span text:style-name="T42">}</text:span></text:span></text:p>
      </text:section>
      <text:p text:style-name="P183"/>
      <text:p text:style-name="P194">2<text:span text:style-name="T127">2</text:span> Avec le carrousel sur la page d’accueil</text:p>
      <text:p text:style-name="P194"/>
      <text:p text:style-name="P195">Un carrousel d'images (ou "slider") va instantanément dynamiser la page d'accueil et la rendre beaucoup plus accueillante.</text:p>
      <text:p text:style-name="P196"><text:span text:style-name="T88">Pour réaliser cela de manière professionnelle, réactive et compatible avec les écrans tactiles, nous allons utiliser une petite bibliothèque JavaScript très populaire et performante appelée </text:span><text:span text:style-name="Strong_20_Emphasis"><text:span text:style-name="T88">Swiper.js</text:span></text:span><text:span text:style-name="T88">. C'est la méthode standard de l'industrie pour ce genre de fonctionnalité.</text:span></text:p>
      <text:p text:style-name="P194"/>
      <text:h text:style-name="P197" text:outline-level="3"><text:bookmark-start text:name="__RefHeading___Toc32034_1065151054"/>Étape 1 : Inclure Swiper.js (Header et Footer)<text:bookmark-end text:name="__RefHeading___Toc32034_1065151054"/></text:h>
      <text:p text:style-name="P194"/>
      <text:p text:style-name="P194"><text:span text:style-name="Strong_20_Emphasis"> </text:span><text:span text:style-name="Strong_20_Emphasis"><text:span text:style-name="T121">Dans </text:span></text:span><text:span text:style-name="Strong_20_Emphasis"><text:span text:style-name="T102">views/partials/header.ejs</text:span></text:span><text:span text:style-name="Strong_20_Emphasis"><text:span text:style-name="T121">, ajoutez le lien vers le CSS de Swiper juste avant votre propre feuille de style :</text:span></text:span></text:p>
      <text:p text:style-name="P198"/>
      <text:section text:style-name="Sect2" text:name="cdk-accordion-child-81">
        <text:p text:style-name="P199"><text:span text:style-name="Source_20_Text"><text:span text:style-name="T42">&lt;</text:span></text:span><text:span text:style-name="Source_20_Text"><text:span text:style-name="T39">head</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lt;%= title %&gt;&lt;/</text:span></text:span><text:span text:style-name="Source_20_Text"><text:span text:style-name="T39">title</text:span></text:span><text:span text:style-name="Source_20_Text"><text:span text:style-name="T42">&gt;</text:span></text:span></text:p>
        <text:p text:style-name="P199"><text:span text:style-name="Source_20_Text"><text:span text:style-name="T44"><text:s text:c="4"/></text:span></text:span><text:span text:style-name="Source_20_Text"><text:span text:style-name="T26">&lt;!-- NOUVEAU : Lien vers le CSS de Swiper.js --&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https://cdn.jsdelivr.net/npm/swiper@11/swiper-bundle.min.css"</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199"><text:span text:style-name="Source_20_Text"><text:span text:style-name="T42">&lt;/</text:span></text:span><text:span text:style-name="Source_20_Text"><text:span text:style-name="T39">head</text:span></text:span><text:span text:style-name="Source_20_Text"><text:span text:style-name="T42">&gt;</text:span></text:span></text:p>
      </text:section>
      <text:p text:style-name="P194"/>
      <text:p text:style-name="P194"><text:span text:style-name="Strong_20_Emphasis"><text:span text:style-name="T121">2. Dans </text:span></text:span><text:span text:style-name="Strong_20_Emphasis"><text:span text:style-name="T102">views/partials/footer.ejs</text:span></text:span><text:span text:style-name="Strong_20_Emphasis"><text:span text:style-name="T121">, ajoutez le lien vers le script de Swiper juste avant votre propre script </text:span></text:span><text:span text:style-name="Strong_20_Emphasis"><text:span text:style-name="T102">main.js</text:span></text:span><text:span text:style-name="Strong_20_Emphasis"><text:span text:style-name="T121"> (l'ordre est important) :</text:span></text:span></text:p>
      <text:p text:style-name="P198"/>
      <text:section text:style-name="Sect2" text:name="cdk-accordion-child-82">
        <text:p text:style-name="P199"><text:span text:style-name="Source_20_Text"><text:span text:style-name="T42">&lt;/</text:span></text:span><text:span text:style-name="Source_20_Text"><text:span text:style-name="T39">main</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199"><text:span text:style-name="Source_20_Text"><text:span text:style-name="T44"><text:s text:c="8"/></text:span></text:span><text:span text:style-name="Source_20_Text"><text:span text:style-name="T26">&lt;!-- ... contenu du footer ... --&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200"/>
        <text:p text:style-name="P199"><text:soft-page-break/><text:span text:style-name="Source_20_Text"><text:span text:style-name="T44"><text:s text:c="4"/></text:span></text:span><text:span text:style-name="Source_20_Text"><text:span text:style-name="T26">&lt;!-- NOUVEAU : Lien vers le JavaScript de Swiper.js (DOIT ÊTRE AVANT main.js)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https://cdn.jsdelivr.net/npm/swiper@11/swiper-bundle.m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Notre script principal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js/ma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199"><text:span text:style-name="Source_20_Text"><text:span text:style-name="T42">&lt;/</text:span></text:span><text:span text:style-name="Source_20_Text"><text:span text:style-name="T39">body</text:span></text:span><text:span text:style-name="Source_20_Text"><text:span text:style-name="T42">&gt;</text:span></text:span></text:p>
        <text:p text:style-name="P199"><text:span text:style-name="Source_20_Text"><text:span text:style-name="T42">&lt;/</text:span></text:span><text:span text:style-name="Source_20_Text"><text:span text:style-name="T39">html</text:span></text:span><text:span text:style-name="Source_20_Text"><text:span text:style-name="T42">&gt;</text:span></text:span></text:p>
      </text:section>
      <text:p text:style-name="P194"/>
      <text:h text:style-name="P197" text:outline-level="3"><text:bookmark-start text:name="__RefHeading___Toc32036_1065151054"/>Étape 2 : Créer la structure du carrousel (HTML)<text:bookmark-end text:name="__RefHeading___Toc32036_1065151054"/></text:h>
      <text:p text:style-name="P201">Maintenant, nous allons remplacer le contenu de la page d'accueil par le carrousel.</text:p>
      <text:p text:style-name="P196"><text:span text:style-name="Strong_20_Emphasis"><text:span text:style-name="T88">Remplacez tout le contenu de </text:span></text:span><text:span text:style-name="Strong_20_Emphasis"><text:span text:style-name="T89">views/pages/index.ejs</text:span></text:span><text:span text:style-name="Strong_20_Emphasis"><text:span text:style-name="T88"> par ce qui suit :</text:span></text:span></text:p>
      <text:section text:style-name="Sect2" text:name="cdk-accordion-child-83">
        <text:p text:style-name="P199"><text:span text:style-name="Source_20_Text"><text:span text:style-name="T42">&lt;%- include('../partials/header') %&gt;</text:span></text:span></text:p>
        <text:p text:style-name="P200"/>
        <text:p text:style-name="P199"><text:span text:style-name="Source_20_Text"><text:span text:style-name="T26">&lt;!-- On garde la classe .content pour la marge et le fond, mais on enlève le padding pour que le carrousel prenne toute la place --&gt;</text:span></text:span></text:p>
        <text:p text:style-name="P199"><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padding: 0; background-color: transparent; box-shadow: none;"</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Début de la structure du carrousel Swiper --&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 my-swiper"</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wrapper"</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1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1.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1"</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2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2.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2"</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3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3.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3"</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4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4.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4"</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5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oft-page-break/><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5.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5"</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6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6.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6"</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7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7.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7"</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8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8.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8"</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9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9.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9"</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flèches de navig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next"</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prev"</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points de pagin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pagination"</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26">&lt;!-- Fin de la structure du carrousel --&gt;</text:span></text:span></text:p>
        <text:p text:style-name="P200"/>
        <text:p text:style-name="P199"><text:span text:style-name="Source_20_Text"><text:span text:style-name="T42">&lt;/</text:span></text:span><text:span text:style-name="Source_20_Text"><text:span text:style-name="T39">div</text:span></text:span><text:span text:style-name="Source_20_Text"><text:span text:style-name="T42">&gt;</text:span></text:span></text:p>
        <text:p text:style-name="P200"/>
        <text:p text:style-name="P200"><text:span text:style-name="Source_20_Text"><text:span text:style-name="T42">&lt;%- include('../partials/footer') %&gt;</text:span></text:span></text:p>
      </text:section>
      <text:p text:style-name="P194"/>
      <text:h text:style-name="P202" text:outline-level="3"><text:bookmark-start text:name="__RefHeading___Toc32038_1065151054"/>Étape 3 : Initialiser le carrousel (JavaScript)<text:bookmark-end text:name="__RefHeading___Toc32038_1065151054"/></text:h>
      <text:p text:style-name="P203"/>
      <text:p text:style-name="P204">Nous allons dire à Swiper.js d'activer notre carrousel avec quelques options sympathiques comme la lecture automatique et la boucle infinie.</text:p>
      <text:p text:style-name="P205"><text:span text:style-name="Strong_20_Emphasis"><text:span text:style-name="T128">Ajoutez ce nouveau bloc de code à la fin de votre fichier </text:span></text:span><text:span text:style-name="Strong_20_Emphasis"><text:span text:style-name="T24">public/js/main.js</text:span></text:span><text:span text:style-name="Strong_20_Emphasis"><text:span text:style-name="T128">, juste avant la fermeture de l'événement </text:span></text:span><text:span text:style-name="Strong_20_Emphasis"><text:span text:style-name="T24">DOMContentLoaded</text:span></text:span><text:span text:style-name="Strong_20_Emphasis"><text:span text:style-name="T128"> :</text:span></text:span></text:p>
      <text:p text:style-name="P205"><text:span text:style-name="Strong_20_Emphasis"><text:span text:style-name="T128"/></text:span></text:p>
      <text:section text:style-name="Sect2" text:name="cdk-accordion-child-84">
        <text:p text:style-name="P206"><text:soft-page-break/><text:span text:style-name="Source_20_Text"><text:span text:style-name="T26">// ... votre code de menu et d'API existant ...</text:span></text:span></text:p>
        <text:p text:style-name="P207"/>
        <text:p text:style-name="P206"><text:span text:style-name="Source_20_Text"><text:span text:style-name="T95"><text:s text:c="4"/></text:span></text:span><text:span text:style-name="Source_20_Text"><text:span text:style-name="T26">// --- NOUVEAU : Initialisation du carrousel Swiper.js ---</text:span></text:span></text:p>
        <text:p text:style-name="P206"><text:span text:style-name="Source_20_Text"><text:span text:style-name="T95"><text:s text:c="4"/></text:span></text:span><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206"><text:span text:style-name="Source_20_Text"><text:span text:style-name="T95"><text:s text:c="8"/></text:span></text:span><text:span text:style-name="Source_20_Text"><text:span text:style-name="T26">// Options</text:span></text:span></text:p>
        <text:p text:style-name="P206"><text:span text:style-name="Source_20_Text"><text:span text:style-name="T95"><text:s text:c="8"/></text:span></text:span><text:span text:style-name="Source_20_Text"><text:span text:style-name="T38">loop: </text:span></text:span><text:span text:style-name="Source_20_Text"><text:span text:style-name="T90">true</text:span></text:span><text:span text:style-name="Source_20_Text"><text:span text:style-name="T38">, </text:span></text:span><text:span text:style-name="Source_20_Text"><text:span text:style-name="T26">// Pour que le carrousel tourne en boucle</text:span></text:span></text:p>
        <text:p text:style-name="P207"><text:span text:style-name="Source_20_Text"><text:span text:style-name="T95"><text:s text:c="8"/></text:span></text:span><text:span text:style-name="Source_20_Text"><text:span text:style-name="T38">autoplay: {</text:span></text:span></text:p>
        <text:p text:style-name="P206"><text:span text:style-name="Source_20_Text"><text:span text:style-name="T95"><text:s text:c="12"/></text:span></text:span><text:span text:style-name="Source_20_Text"><text:span text:style-name="T38">delay: </text:span></text:span><text:span text:style-name="Source_20_Text"><text:span text:style-name="T15">3000</text:span></text:span><text:span text:style-name="Source_20_Text"><text:span text:style-name="T38">, </text:span></text:span><text:span text:style-name="Source_20_Text"><text:span text:style-name="T26">// Change d'image toutes les 3 secondes</text:span></text:span></text:p>
        <text:p text:style-name="P206"><text:span text:style-name="Source_20_Text"><text:span text:style-name="T95"><text:s text:c="12"/></text:span></text:span><text:span text:style-name="Source_20_Text"><text:span text:style-name="T38">disableOnInteraction: </text:span></text:span><text:span text:style-name="Source_20_Text"><text:span text:style-name="T90">false</text:span></text:span><text:span text:style-name="Source_20_Text"><text:span text:style-name="T38">, </text:span></text:span><text:span text:style-name="Source_20_Text"><text:span text:style-name="T26">// Continue même si l'utilisateur interagit</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Pagination (les petits points en bas)</text:span></text:span></text:p>
        <text:p text:style-name="P207"><text:span text:style-name="Source_20_Text"><text:span text:style-name="T95"><text:s text:c="8"/></text:span></text:span><text:span text:style-name="Source_20_Text"><text:span text:style-name="T38">pagination: {</text:span></text:span></text:p>
        <text:p text:style-name="P206"><text:span text:style-name="Source_20_Text"><text:span text:style-name="T95"><text:s text:c="12"/></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206"><text:span text:style-name="Source_20_Text"><text:span text:style-name="T95"><text:s text:c="12"/></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Navigation (les flèches sur les côtés)</text:span></text:span></text:p>
        <text:p text:style-name="P207"><text:span text:style-name="Source_20_Text"><text:span text:style-name="T95"><text:s text:c="8"/></text:span></text:span><text:span text:style-name="Source_20_Text"><text:span text:style-name="T38">navigation: {</text:span></text:span></text:p>
        <text:p text:style-name="P206"><text:span text:style-name="Source_20_Text"><text:span text:style-name="T95"><text:s text:c="12"/></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206"><text:span text:style-name="Source_20_Text"><text:span text:style-name="T95"><text:s text:c="12"/></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text:span text:style-name="Source_20_Text"><text:span text:style-name="T95"><text:s text:c="4"/></text:span></text:span><text:span text:style-name="Source_20_Text"><text:span text:style-name="T38">});</text:span></text:span></text:p>
        <text:p text:style-name="P207"/>
        <text:p text:style-name="P207"><text:span text:style-name="Source_20_Text"><text:span text:style-name="T38">});</text:span></text:span></text:p>
      </text:section>
      <text:p text:style-name="P208"/>
      <text:h text:style-name="P202" text:outline-level="3"><text:bookmark-start text:name="__RefHeading___Toc32040_1065151054"/>Étape 4 : Styliser le carrousel (CSS)<text:bookmark-end text:name="__RefHeading___Toc32040_1065151054"/></text:h>
      <text:p text:style-name="P204">Enfin, ajoutons quelques styles pour que le carrousel s'intègre bien à votre page.</text:p>
      <text:p text:style-name="P205"><text:span text:style-name="Strong_20_Emphasis"><text:span text:style-name="T128">Ajoutez ce nouveau bloc de code à la fin de votre fichier </text:span></text:span><text:span text:style-name="Strong_20_Emphasis"><text:span text:style-name="T24">public/css/style.css</text:span></text:span><text:span text:style-name="Strong_20_Emphasis"><text:span text:style-name="T128">, juste avant la section </text:span></text:span><text:span text:style-name="Strong_20_Emphasis"><text:span text:style-name="T24">/* --- Responsive Design --- */</text:span></text:span><text:span text:style-name="Strong_20_Emphasis"><text:span text:style-name="T128"> :</text:span></text:span></text:p>
      <text:p text:style-name="P209">Generated css</text:p>
      <text:section text:style-name="Sect2" text:name="cdk-accordion-child-85">
        <text:p text:style-name="P206"><text:span text:style-name="Source_20_Text"><text:span text:style-name="T26">/* --- NOUVEAU : Styles pour le Carrousel Swiper.js --- */</text:span></text:span></text:p>
        <text:p text:style-name="P206"><text:span text:style-name="Source_20_Text"><text:span text:style-name="T15">.my-swiper</text:span></text:span><text:span text:style-name="Source_20_Text"><text:span text:style-name="T38"> {</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000px</text:span></text:span><text:span text:style-name="Source_20_Text"><text:span text:style-name="T38">; </text:span></text:span><text:span text:style-name="Source_20_Text"><text:span text:style-name="T26">/* Largeur maximale du carrousel */</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550px</text:span></text:span><text:span text:style-name="Source_20_Text"><text:span text:style-name="T38">; </text:span></text:span><text:span text:style-name="Source_20_Text"><text:span text:style-name="T26">/* Hauteur du carrousel */</text:span></text:span></text:p>
        <text:p text:style-name="P206"><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20px</text:span></text:span><text:span text:style-name="Source_20_Text"><text:span text:style-name="T38"> auto; </text:span></text:span><text:span text:style-name="Source_20_Text"><text:span text:style-name="T26">/* Centre le carrousel */</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26">/* Bords arrondis */</text:span></text:span></text:p>
        <text:p text:style-name="P206"><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207"><text:span text:style-name="Source_20_Text"><text:span text:style-name="T38">}</text:span></text:span></text:p>
        <text:p text:style-name="P207"/>
        <text:p text:style-name="P206"><text:soft-page-break/><text:span text:style-name="Source_20_Text"><text:span text:style-name="T15">.swiper-slide</text:span></text:span><text:span text:style-name="Source_20_Text"><text:span text:style-name="T38"> {</text:span></text:span></text:p>
        <text:p text:style-name="P206"><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206"><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8px</text:span></text:span><text:span text:style-name="Source_20_Text"><text:span text:style-name="T38">;</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fff</text:span></text:span><text:span text:style-name="Source_20_Text"><text:span text:style-name="T38">;</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206"><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206"><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span text:style-name="Source_20_Text"><text:span text:style-name="T39">img</text:span></text:span><text:span text:style-name="Source_20_Text"><text:span text:style-name="T38"> {</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object-fit</text:span></text:span><text:span text:style-name="Source_20_Text"><text:span text:style-name="T38">: cover; </text:span></text:span><text:span text:style-name="Source_20_Text"><text:span text:style-name="T26">/* Assure que l'image remplit le slide sans être déformée */</text:span></text:span></text:p>
        <text:p text:style-name="P207"><text:span text:style-name="Source_20_Text"><text:span text:style-name="T38">}</text:span></text:span></text:p>
        <text:p text:style-name="P207"/>
        <text:p text:style-name="P206"><text:span text:style-name="Source_20_Text"><text:span text:style-name="T26">/* Style des flèches de navigation */</text:span></text:span></text:p>
        <text:p text:style-name="P206"><text:span text:style-name="Source_20_Text"><text:span text:style-name="T15">.swiper-button-next</text:span></text:span><text:span text:style-name="Source_20_Text"><text:span text:style-name="T38">,</text:span></text:span></text:p>
        <text:p text:style-name="P206"><text:span text:style-name="Source_20_Text"><text:span text:style-name="T15">.swiper-button-prev</text:span></text:span><text:span text:style-name="Source_20_Text"><text:span text:style-name="T38"> {</text:span></text:span></text:p>
        <text:p text:style-name="P206"><text:span text:style-name="Source_20_Text"><text:span text:style-name="T95"><text:s text:c="4"/></text:span></text:span><text:span text:style-name="Source_20_Text"><text:span text:style-name="T15">color</text:span></text:span><text:span text:style-name="Source_20_Text"><text:span text:style-name="T38">: white </text:span></text:span><text:span text:style-name="Source_20_Text"><text:span text:style-name="T15">!important</text:span></text:span><text:span text:style-name="Source_20_Text"><text:span text:style-name="T38">; </text:span></text:span><text:span text:style-name="Source_20_Text"><text:span text:style-name="T26">/* Force la couleur des flèches en blanc */</text:span></text:span></text:p>
        <text:p text:style-name="P206"><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3</text:span></text:span><text:span text:style-name="Source_20_Text"><text:span text:style-name="T38">);</text:span></text:span></text:p>
        <text:p text:style-name="P206"><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5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7"><text:span text:style-name="Source_20_Text"><text:span text:style-name="T38">}</text:span></text:span></text:p>
        <text:p text:style-name="P206"><text:span text:style-name="Source_20_Text"><text:span text:style-name="T15">.swiper-button-next</text:span></text:span><text:span text:style-name="Source_20_Text"><text:span text:style-name="T38">:after,</text:span></text:span></text:p>
        <text:p text:style-name="P207"><text:span text:style-name="Source_20_Text"><text:span text:style-name="T38">.swiper-button-prev:after {</text:span></text:span></text:p>
        <text:p text:style-name="P206"><text:span text:style-name="Source_20_Text"><text:span text:style-name="T95"><text:s text:c="4"/></text:span></text:span><text:span text:style-name="Source_20_Text"><text:span text:style-name="T38">font-size: </text:span></text:span><text:span text:style-name="Source_20_Text"><text:span text:style-name="T15">1.2rem</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Ajuste la taille de l'icône de la flèche */</text:span></text:span></text:p>
        <text:p text:style-name="P207"><text:span text:style-name="Source_20_Text"><text:span text:style-name="T38">}</text:span></text:span></text:p>
        <text:p text:style-name="P207"/>
        <text:p text:style-name="P206"><text:span text:style-name="Source_20_Text"><text:span text:style-name="T26">/* Style de la pagination active */</text:span></text:span></text:p>
        <text:p text:style-name="P206"><text:span text:style-name="Source_20_Text"><text:span text:style-name="T15">.swiper-pagination-bullet-active</text:span></text:span><text:span text:style-name="Source_20_Text"><text:span text:style-name="T38"> {</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Point actif en vert */</text:span></text:span></text:p>
        <text:p text:style-name="P207"><text:span text:style-name="Source_20_Text"><text:span text:style-name="T38">}</text:span></text:span></text:p>
      </text:section>
      <text:p text:style-name="P208"/>
      <text:p text:style-name="P210"/>
      <text:h text:style-name="P33" text:outline-level="2">23 Ressoudre le pb du temps de chargement</text:h>
      <text:p text:style-name="Text_20_body"/>
      <text:p text:style-name="P1">La vitesse de chargement est cruciale pour l'expérience utilisateur.</text:p>
      <text:p text:style-name="P17"><text:span text:style-name="T11">La raison principale est presque toujours la même : </text:span><text:span text:style-name="Strong_20_Emphasis"><text:span text:style-name="T11">la taille de vos images est trop grande</text:span></text:span><text:span text:style-name="T11">.</text:span></text:p>
      <text:p text:style-name="P1">Un navigateur doit télécharger chaque octet d'une image avant de pouvoir l'afficher. Si vous avez 9 images qui font 2 Mégaoctets (Mo) chacune, l'utilisateur doit télécharger 18 Mo de données, ce qui est énorme et très lent, surtout sur une connexion mobile.</text:p>
      <text:p text:style-name="P1">Nous allons résoudre ce problème avec deux stratégies principales :</text:p>
      <text:list text:style-name="L22">
        <text:list-item>
          <text:p text:style-name="P211"><text:span text:style-name="Strong_20_Emphasis"><text:span text:style-name="T11">Optimisation des Fichiers Images :</text:span></text:span><text:span text:style-name="T11"> Réduire drastiquement leur taille sans trop perdre en qualité.</text:span></text:p>
        </text:list-item>
        <text:list-item>
          <text:p text:style-name="P211"><text:span text:style-name="Strong_20_Emphasis"><text:span text:style-name="T11">"Lazy Loading" (Chargement Paresseux) :</text:span></text:span><text:span text:style-name="T11"> Demander au navigateur de ne charger que les images visibles, et de charger les autres uniquement quand l'utilisateur s'apprête à les voir. Heureusement, Swiper.js gère cela à merveille.</text:span></text:p>
        </text:list-item>
      </text:list>
      <text:p text:style-name="Text_20_body"/>
      <text:h text:style-name="P166" text:outline-level="3">Solution 1 : Optimiser les Images (L'étape la plus importante)</text:h>
      <text:p text:style-name="P1">Avant toute chose, vous devez optimiser vos 9 images. L'objectif est de passer de plusieurs Mo par image à quelques centaines de Kilo-octets (Ko) au maximum.</text:p>
      <text:h text:style-name="P127" text:outline-level="4">A. Redimensionner les images (Dimensions)</text:h>
      <text:p text:style-name="P1">Vos photos originales ont probablement une très grande résolution (ex: 4000x3000 pixels). Or, sur votre site, le carrousel ne fait qu'environ 1000 pixels de large. Il est inutile d'envoyer une image immense pour l'afficher en petit.</text:p>
      <text:list text:style-name="L23">
        <text:list-item>
          <text:p text:style-name="P212"><text:span text:style-name="Strong_20_Emphasis"><text:span text:style-name="T11">Action :</text:span></text:span><text:span text:style-name="T11"> Utilisez un logiciel d'image (Photoshop, GIMP) ou un outil en ligne pour redimensionner vos images. Une largeur de </text:span><text:span text:style-name="Strong_20_Emphasis"><text:span text:style-name="T11">1920 pixels</text:span></text:span><text:span text:style-name="T11"> est largement suffisante pour la plupart des écrans.</text:span></text:p>
        </text:list-item>
        <text:list-item>
          <text:p text:style-name="P213"/>
        </text:list-item>
      </text:list>
      <text:h text:style-name="P127" text:outline-level="4">B. Compresser les images (Poids du fichier)</text:h>
      <text:p text:style-name="P1">Après avoir redimensionné, il faut compresser l'image. La compression réduit le poids du fichier (en Ko ou Mo) en supprimant des données redondantes, souvent de manière invisible à l'œil nu.</text:p>
      <text:list text:style-name="L24">
        <text:list-item>
          <text:p text:style-name="P214"><text:span text:style-name="Strong_20_Emphasis"><text:span text:style-name="T11">Action :</text:span></text:span><text:span text:style-name="T11"> Utilisez un outil de compression en ligne. Le meilleur est </text:span><text:a xlink:type="simple" xlink:href="https://www.google.com/url?sa=E&amp;q=https%3A%2F%2Fsquoosh.app%2F" office:target-frame-name="_blank" xlink:show="new" text:style-name="Internet_20_link" text:visited-style-name="Visited_20_Internet_20_Link"><text:span text:style-name="Strong_20_Emphasis"><text:span text:style-name="T48">Squoosh.app</text:span></text:span></text:a><text:span text:style-name="T11"> (par Google).</text:span></text:p>
          <text:list>
            <text:list-item>
              <text:p text:style-name="P215">Ouvrez Squoosh.</text:p>
            </text:list-item>
            <text:list-item>
              <text:p text:style-name="P215">Glissez-y votre image.</text:p>
            </text:list-item>
            <text:list-item>
              <text:p text:style-name="P215">À droite, sous "Compress", assurez-vous que le format est "MozJPEG".</text:p>
            </text:list-item>
            <text:list-item>
              <text:p text:style-name="P214"><text:span text:style-name="T11">Baissez le curseur "Quality" jusqu'à environ </text:span><text:span text:style-name="Strong_20_Emphasis"><text:span text:style-name="T11">75</text:span></text:span><text:span text:style-name="T11">. Vous verrez la nouvelle taille en bas à droite.</text:span></text:p>
            </text:list-item>
            <text:list-item>
              <text:p text:style-name="P215">Téléchargez l'image optimisée.</text:p>
            </text:list-item>
          </text:list>
        </text:list-item>
      </text:list>
      <text:p text:style-name="P17"><text:span text:style-name="Strong_20_Emphasis"><text:span text:style-name="T11">Règle d'or :</text:span></text:span><text:span text:style-name="T11"> Une image pour le web ne devrait </text:span><text:span text:style-name="Strong_20_Emphasis"><text:span text:style-name="T11">jamais dépasser 500 Ko</text:span></text:span><text:span text:style-name="T11">. Idéalement, visez </text:span><text:span text:style-name="Strong_20_Emphasis"><text:span text:style-name="T11">moins de 200 Ko</text:span></text:span><text:span text:style-name="T11">.</text:span></text:p>
      <text:h text:style-name="P127" text:outline-level="4"><text:soft-page-break/>C. Utiliser un format moderne (WebP)</text:h>
      <text:p text:style-name="P1">Le format WebP offre une bien meilleure compression que le JPG pour une qualité similaire.</text:p>
      <text:list text:style-name="L25">
        <text:list-item>
          <text:p text:style-name="P216"><text:span text:style-name="Strong_20_Emphasis"><text:span text:style-name="T11">Action (Recommandé) :</text:span></text:span><text:span text:style-name="T11"> Dans Squoosh, au lieu de choisir "MozJPEG", choisissez </text:span><text:span text:style-name="Strong_20_Emphasis"><text:span text:style-name="T11">"WebP"</text:span></text:span><text:span text:style-name="T11">. Vous verrez que pour la même qualité, le poids du fichier est encore plus faible. Renommez ensuite vos fichiers de </text:span><text:span text:style-name="T24">P01.JPG</text:span><text:span text:style-name="T11"> à </text:span><text:span text:style-name="T24">P01.webp</text:span><text:span text:style-name="T11"> et mettez à jour les chemins dans votre HTML.</text:span></text:p>
        </text:list-item>
      </text:list>
      <text:p text:style-name="P217"/>
      <text:h text:style-name="Heading_20_3" text:outline-level="3"><text:line-break/><text:span text:style-name="T129">1. Fichier </text:span><text:span text:style-name="T24">views/index.ejs</text:span><text:span text:style-name="T129"> (La version qui marche)</text:span></text:h>
      <text:p text:style-name="P1">Utilisez bien <text:span text:style-name="T14">src</text:span> et retirez les éléments du lazy loading (<text:span text:style-name="T14">data-src</text:span>, <text:span text:style-name="T14">class="swiper-lazy"</text:span>, et le <text:span text:style-name="T14">div</text:span> du preloader).</text:p>
      <text:p text:style-name="P124"/>
      <text:section text:style-name="Sect2" text:name="cdk-accordion-child-118">
        <text:p text:style-name="P40"><text:span text:style-name="Source_20_Text"><text:span text:style-name="T26">&lt;!-- Fichier : views/index.ejs (Version finale et fonctionnelle) --&gt;</text:span></text:span></text:p>
        <text:p text:style-name="P41"/>
        <text:p text:style-name="P40"><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 my-swiper"</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wrapper"</text:span></text:span><text:span text:style-name="Source_20_Text"><text:span text:style-name="T38">&gt;</text:span></text:span></text:p>
        <text:p text:style-name="P40"><text:span text:style-name="Source_20_Text"><text:span text:style-name="T95"><text:s text:c="8"/></text:span></text:span><text:span text:style-name="Source_20_Text"><text:span text:style-name="T26">&lt;!-- On utilise "src" directement, c'est la méthode fiable --&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1.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Sashimi assort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2.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hâteau de Himej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3.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3"</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4.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4"</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5.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5"</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6.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6"</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7.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7"</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8.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8"</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9.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9"</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26">&lt;!-- Les contrôles ne changent pas --&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next"</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prev"</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pagination"</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38">&lt;/</text:span></text:span><text:span text:style-name="Source_20_Text"><text:span text:style-name="T39">div</text:span></text:span><text:span text:style-name="Source_20_Text"><text:span text:style-name="T38">&gt;</text:span></text:span></text:p>
      </text:section>
      <text:p text:style-name="Text_20_body"/>
      <text:h text:style-name="P127" text:outline-level="4">2. Fichier <text:span text:style-name="T14">public/js/main.js</text:span> (La version qui marche)</text:h>
      <text:p text:style-name="P1">Assurez-vous que l'option <text:span text:style-name="T14">lazy</text:span> est bien supprimée ou commentée dans l'initialisation de Swiper.</text:p>
      <text:p text:style-name="P124">Generated javascript</text:p>
      <text:section text:style-name="Sect2" text:name="cdk-accordion-child-119">
        <text:p text:style-name="P40"><text:span text:style-name="Source_20_Text"><text:span text:style-name="T26">// Fichier : public/js/main.js (Version finale et fonctionnelle)</text:span></text:span></text:p>
        <text:p text:style-name="P41"/>
        <text:p text:style-name="P40"><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40"><text:span text:style-name="Source_20_Text"><text:span text:style-name="T95"><text:s text:c="4"/></text:span></text:span><text:span text:style-name="Source_20_Text"><text:span text:style-name="T38">loop: </text:span></text:span><text:span text:style-name="Source_20_Text"><text:span text:style-name="T90">true</text:span></text:span><text:span text:style-name="Source_20_Text"><text:span text:style-name="T38">,</text:span></text:span></text:p>
        <text:p text:style-name="P40"><text:span text:style-name="Source_20_Text"><text:span text:style-name="T95"><text:s text:c="4"/></text:span></text:span><text:span text:style-name="Source_20_Text"><text:span text:style-name="T26">// PAS de "lazy: true" ici</text:span></text:span></text:p>
        <text:p text:style-name="P41"><text:soft-page-break/><text:span text:style-name="Source_20_Text"><text:span text:style-name="T95"><text:s text:c="4"/></text:span></text:span></text:p>
        <text:p text:style-name="P41"><text:span text:style-name="Source_20_Text"><text:span text:style-name="T95"><text:s text:c="4"/></text:span></text:span><text:span text:style-name="Source_20_Text"><text:span text:style-name="T38">autoplay: {</text:span></text:span></text:p>
        <text:p text:style-name="P40"><text:span text:style-name="Source_20_Text"><text:span text:style-name="T95"><text:s text:c="8"/></text:span></text:span><text:span text:style-name="Source_20_Text"><text:span text:style-name="T38">delay: </text:span></text:span><text:span text:style-name="Source_20_Text"><text:span text:style-name="T15">4000</text:span></text:span><text:span text:style-name="Source_20_Text"><text:span text:style-name="T38">,</text:span></text:span></text:p>
        <text:p text:style-name="P40"><text:span text:style-name="Source_20_Text"><text:span text:style-name="T95"><text:s text:c="8"/></text:span></text:span><text:span text:style-name="Source_20_Text"><text:span text:style-name="T38">disableOnInteraction: </text:span></text:span><text:span text:style-name="Source_20_Text"><text:span text:style-name="T90">fals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pagination: {</text:span></text:span></text:p>
        <text:p text:style-name="P40"><text:span text:style-name="Source_20_Text"><text:span text:style-name="T95"><text:s text:c="8"/></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40"><text:span text:style-name="Source_20_Text"><text:span text:style-name="T95"><text:s text:c="8"/></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navigation: {</text:span></text:span></text:p>
        <text:p text:style-name="P40"><text:span text:style-name="Source_20_Text"><text:span text:style-name="T95"><text:s text:c="8"/></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40"><text:span text:style-name="Source_20_Text"><text:span text:style-name="T95"><text:s text:c="8"/></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left="0cm" fo:margin-right="0cm" fo:margin-top="0cm" fo:margin-bottom="0cm" style:contextual-spacing="false" style:line-height-at-least="0.741cm" fo:orphans="2" fo:widows="2" fo:text-indent="0cm" style:auto-text-indent="false" fo:keep-with-next="always"/>
      <style:text-properties fo:font-variant="normal" fo:text-transform="none" fo:color="#e2e2e5" loext:opacity="100%" style:font-name="Google Sans" fo:font-family="'Google Sans', 'Helvetica Neue', sans-serif" fo:font-size="16.5pt" fo:letter-spacing="normal" fo:font-style="normal" fo:font-weight="normal"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6-26T22:35:31.433256300</dc:date>
    <meta:editing-duration>PT15H20M6S</meta:editing-duration>
    <meta:editing-cycles>19</meta:editing-cycles>
    <meta:generator>LibreOffice/25.2.4.3$Windows_x86 LibreOffice_project/33e196637044ead23f5c3226cde09b47731f7e27</meta:generator>
    <meta:document-statistic meta:table-count="0" meta:image-count="0" meta:object-count="0" meta:page-count="100" meta:paragraph-count="3135" meta:word-count="17290" meta:character-count="138622" meta:non-whitespace-character-count="109466"/>
  </office:meta>
</office:document-meta>
</file>